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537" officeooo:paragraph-rsid="00169537"/>
    </style:style>
    <style:style style:name="P2" style:family="paragraph" style:parent-style-name="Standard">
      <style:text-properties officeooo:rsid="00186e5c" officeooo:paragraph-rsid="00186e5c"/>
    </style:style>
    <style:style style:name="P3" style:family="paragraph" style:parent-style-name="Standard">
      <style:text-properties officeooo:rsid="0019e623" officeooo:paragraph-rsid="0019e623"/>
    </style:style>
    <style:style style:name="P4" style:family="paragraph" style:parent-style-name="Standard">
      <style:text-properties officeooo:rsid="001ab003" officeooo:paragraph-rsid="001ab003"/>
    </style:style>
    <style:style style:name="P5" style:family="paragraph" style:parent-style-name="Standard">
      <style:text-properties officeooo:rsid="001ccd75" officeooo:paragraph-rsid="001ccd75"/>
    </style:style>
    <style:style style:name="P6" style:family="paragraph" style:parent-style-name="Standard">
      <style:text-properties officeooo:rsid="001da813" officeooo:paragraph-rsid="001da813"/>
    </style:style>
    <style:style style:name="P7" style:family="paragraph" style:parent-style-name="Standard">
      <style:text-properties officeooo:rsid="002077cd" officeooo:paragraph-rsid="002077cd"/>
    </style:style>
    <style:style style:name="P8" style:family="paragraph" style:parent-style-name="Standard">
      <style:text-properties officeooo:rsid="0021f916" officeooo:paragraph-rsid="0021f916"/>
    </style:style>
    <style:style style:name="P9" style:family="paragraph" style:parent-style-name="Standard">
      <style:text-properties officeooo:rsid="0022b9c4" officeooo:paragraph-rsid="0022b9c4"/>
    </style:style>
    <style:style style:name="P10" style:family="paragraph" style:parent-style-name="Standard">
      <style:text-properties officeooo:rsid="00249a23" officeooo:paragraph-rsid="00249a23"/>
    </style:style>
    <style:style style:name="P11" style:family="paragraph" style:parent-style-name="Standard">
      <style:text-properties officeooo:rsid="0025ba7c" officeooo:paragraph-rsid="0025ba7c"/>
    </style:style>
    <style:style style:name="P12" style:family="paragraph" style:parent-style-name="Standard">
      <style:text-properties officeooo:rsid="002a2de9" officeooo:paragraph-rsid="002a2de9"/>
    </style:style>
    <style:style style:name="P13" style:family="paragraph" style:parent-style-name="Standard">
      <style:text-properties officeooo:rsid="002cea74" officeooo:paragraph-rsid="002cea74"/>
    </style:style>
    <style:style style:name="T1" style:family="text">
      <style:text-properties officeooo:rsid="001c0777"/>
    </style:style>
    <style:style style:name="T2" style:family="text">
      <style:text-properties officeooo:rsid="001f5c33"/>
    </style:style>
    <style:style style:name="T3" style:family="text">
      <style:text-properties officeooo:rsid="00276290"/>
    </style:style>
    <style:style style:name="T4" style:family="text">
      <style:text-properties officeooo:rsid="002de0cc"/>
    </style:style>
    <style:style style:name="T5" style:family="text">
      <style:text-properties officeooo:rsid="002e75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ok sentences, summarize (~ 3 min)</text:p>
      <text:p text:style-name="P1"/>
      <text:p text:style-name="P1">Then expand and add detail, and if have time, keep adding more detail</text:p>
      <text:p text:style-name="P1"/>
      <text:p text:style-name="P1">Design a modular spiel</text:p>
      <text:p text:style-name="P1"/>
      <text:p text:style-name="P1">Definitely do not want to start introducing the whole paper, with results coming at the end</text:p>
      <text:p text:style-name="P1"/>
      <text:p text:style-name="P2">Violante will listen to our spiel if we ask</text:p>
      <text:p text:style-name="P2"/>
      <text:p text:style-name="P2"/>
      <text:p text:style-name="P2"/>
      <text:p text:style-name="P3">Interview is mostly about JMP</text:p>
      <text:p text:style-name="P3">Sometimes there is some time remaining, may be asked about the other paper – prepare a 5 minute discussion about every other paper in the application</text:p>
      <text:p text:style-name="P3">A lot of people ask “what do you want to teach?” It’s not a question about teaching, it’s about placing people into a field. Right answer is “anything you want me to teach, but I have a particular expertise in XYZ”</text:p>
      <text:p text:style-name="P4">Liberal arts colleges may start by asking about teaching, not JMP</text:p>
      <text:p text:style-name="P4">“<text:span text:style-name="T1">Thanks a lot for the interview, I’m Nico, I have XYZ profile, and in my job market paper this is what I do…”</text:span></text:p>
      <text:p text:style-name="P5">Write down the speech, at least for the beginning part where you introduce yourself and your project. “Mile high overview” of how the paper works</text:p>
      <text:p text:style-name="P6">Will get interrupted in pitch – practice responding to questions well, but making sure you come back to the main road you’re on. (this will be important when dealing with empirics) – <text:span text:style-name="T2">do not postpone questions in interviews</text:span></text:p>
      <text:p text:style-name="P6"/>
      <text:p text:style-name="P7">CHECK HOW YOU SOUND ON ZOOM</text:p>
      <text:p text:style-name="P6"/>
      <text:p text:style-name="P8">Do not expect to be able to share screen during interviews</text:p>
      <text:p text:style-name="P8">BUT they might ask you, so be prepared to</text:p>
      <text:p text:style-name="P9">So – prepare some interview slides</text:p>
      <text:p text:style-name="P9"/>
      <text:p text:style-name="P9"/>
      <text:p text:style-name="P10">Prepare job market talk this whole time – don’t wait until after interviews</text:p>
      <text:p text:style-name="P10">Present it in front of your committee once or twice</text:p>
      <text:p text:style-name="P10">Present to your classmates as many times as possible – ideally across fields (good idea)</text:p>
      <text:p text:style-name="P10"/>
      <text:p text:style-name="P11">Practice your speech -emphasis on the right words etc. First 15-<text:span text:style-name="T3">20</text:span> minutes in particular, to help you get into a flow. </text:p>
      <text:p text:style-name="P11"/>
      <text:p text:style-name="P12">For flyout, make sure you visit the website of the people who will be watching your talk.</text:p>
      <text:p text:style-name="P12"/>
      <text:p text:style-name="P13">In flyout / <text:span text:style-name="T5">interview</text:span>, if get a tough question you didn’t answer well, remember who asked it and follow up on the question. <text:span text:style-name="T4">Signals that you’re honestly interested in improving your work, etc.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3:06:34.245385221</meta:creation-date>
    <dc:date>2020-10-28T13:43:07.267723594</dc:date>
    <meta:editing-duration>PT36M24S</meta:editing-duration>
    <meta:editing-cycles>21</meta:editing-cycles>
    <meta:generator>LibreOffice/6.4.6.2$Linux_X86_64 LibreOffice_project/40$Build-2</meta:generator>
    <meta:document-statistic meta:table-count="0" meta:image-count="0" meta:object-count="0" meta:page-count="1" meta:paragraph-count="22" meta:word-count="352" meta:character-count="1967" meta:non-whitespace-character-count="1630"/>
  </office:meta>
</office:document-meta>
</file>